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style:font-name="Verdana" fo:font-size="14pt" style:font-size-asian="14pt" style:font-size-complex="14pt"/>
    </style:style>
    <style:style style:name="T4" style:family="text">
      <style:text-properties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Verdana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Verdana1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font-name="Verdan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Verdana1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1">Nützliche Befehle im Linux-Netzwerk</text:span><text:span text:style-name="T5"><text:line-break/><text:line-break/><text:line-break/></text:span><text:span text:style-name="T1">ifconfig<text:tab/><text:tab/></text:span><text:span text:style-name="T5">eigene IP-Adresse anzeigen<text:line-break/><text:tab/><text:tab/><text:tab/>hinte</text:span><text:span text:style-name="T8">r </text:span><text:span text:style-name="Strong_20_Emphasis"><text:span text:style-name="T8">inet Adresse</text:span></text:span><text:span text:style-name="T8"> steht die</text:span><text:span text:style-name="T5"> IP-Adresse der <text:tab/><text:tab/><text:tab/><text:tab/> <text:tab/>Netzwerkkarte. </text:span></text:p>
      <text:p text:style-name="Text_20_body"><text:span text:style-name="T5"><text:tab/><text:tab/><text:tab/>Hi</text:span><text:span text:style-name="T8">nter </text:span><text:span text:style-name="Strong_20_Emphasis"><text:span text:style-name="T8">Hardware Adresse</text:span></text:span><text:span text:style-name="T8"> st</text:span><text:span text:style-name="T5">eht die Mac-Adresse der <text:tab/><text:tab/><text:tab/>Netzwerkkarte.<text:line-break/><text:tab/><text:tab/><text:tab/></text:span><text:span text:style-name="T9">Es ist auch möglich diverse Einstellungen wie IP-<text:tab/><text:tab/><text:tab/><text:tab/>Adresse und Subnetzmaske vorzunehmen.<text:line-break/></text:span></text:p>
      <text:p text:style-name="Text_20_body"><text:span text:style-name="Source_20_Text"><text:span text:style-name="T6">ifconfig eth0 192.168.1.2 netmask 255.255.255.0</text:span></text:span><text:span text:style-name="T6"> <text:line-break/><text:tab/><text:tab/><text:tab/></text:span><text:span text:style-name="T9">setzt die 1. IP-Adresse auf 192.168.1.2 und die <text:tab/><text:tab/><text:tab/><text:tab/>Subnetzmaske auf 255.255.255.0</text:span><text:span text:style-name="T6"><text:line-break/><text:line-break/></text:span></text:p>
      <text:p text:style-name="Text_20_body"><text:span text:style-name="T6">ip link show<text:tab/><text:tab/><text:tab/><text:tab/></text:span><text:span text:style-name="T9">Zeigt alle Netzwerkkarten (ähnlich <text:tab/><text:tab/><text:tab/><text:tab/><text:tab/><text:tab/><text:tab/>ifconfig)</text:span><text:span text:style-name="T6"><text:line-break/><text:line-break/>ip address show</text:span><text:span text:style-name="T5"> bzw. </text:span><text:span text:style-name="T6">ip a</text:span><text:span text:style-name="T5"> <text:s/><text:tab/>zeigt die IP-Adresse, Broadcast-<text:tab/><text:tab/><text:tab/><text:tab/><text:tab/><text:tab/><text:tab/>Adresse...</text:span><text:span text:style-name="T3"><text:line-break/><text:line-break/><text:line-break/></text:span><text:span text:style-name="T2">hostname -I<text:tab/><text:tab/><text:tab/><text:tab/></text:span><text:span text:style-name="T4">zeigt auf manchen Systemen die IP-<text:tab/><text:tab/><text:tab/><text:tab/><text:tab/><text:tab/>Adresse</text:span><text:span text:style-name="T2"><text:line-break/><text:line-break/>arp -n<text:tab/><text:tab/><text:tab/><text:tab/><text:tab/></text:span><text:span text:style-name="T4">Address Resulution Protocol</text:span></text:p>
      <text:p text:style-name="Text_20_body"><text:span text:style-name="T2"><text:tab/><text:tab/><text:tab/><text:tab/><text:tab/><text:tab/></text:span><text:span text:style-name="T10">zeigt die IP-Adresse, Hardware-<text:tab/><text:tab/><text:tab/><text:tab/><text:tab/><text:tab/><text:tab/>Adresse...<text:line-break/><text:line-break/></text:span><text:span text:style-name="T7">ip neigh show</text:span><text:span text:style-name="T10"><text:tab/><text:tab/><text:tab/><text:tab/>ähnlich arp -a<text:line-break/><text:line-break/><text:line-break/></text:span><text:span text:style-name="T7">curl ifconfig.me</text:span><text:span text:style-name="T10"> <text:tab/><text:tab/><text:tab/>holt sich unsere öffentliche IP-<text:tab/><text:tab/><text:tab/><text:tab/><text:tab/><text:tab/><text:tab/>Adresse von einer Webseite<text:line-break/><text:line-break/><text:line-break/></text:span><text:span text:style-name="T7">ping google.com</text:span><text:span text:style-name="T10"><text:tab/><text:tab/><text:tab/>sendet pings zu google.com<text:line-break/><text:line-break/><text:line-break/></text:span><text:span text:style-name="T7">whois &lt;Domainname&gt;<text:tab/></text:span><text:span text:style-name="T10"><text:tab/>zeigt whois-Informationen zu einer <text:tab/><text:tab/><text:tab/><text:tab/><text:tab/><text:tab/>Domain <text:line-break/></text:span><text:soft-page-break/><text:span text:style-name="T10"><text:line-break/></text:span><text:span text:style-name="T7">dig &lt;Domainname&gt;<text:tab/><text:tab/></text:span><text:span text:style-name="T10">zeigt DNS-Informationen zu einer <text:tab/><text:tab/><text:tab/><text:tab/><text:tab/><text:tab/><text:tab/>Domain<text:line-break/><text:line-break/><text:line-break/></text:span><text:span text:style-name="T7">ip route show</text:span><text:span text:style-name="T10"> oder </text:span><text:span text:style-name="T7">ip r</text:span><text:span text:style-name="T10"><text:tab/><text:tab/>zeigt Default-Gateway <text:line-break/><text:tab/><text:tab/><text:tab/><text:tab/><text:tab/><text:tab/>(nächster Router)<text:line-break/><text:line-break/><text:line-break/></text:span><text:span text:style-name="T7">traceroute &lt;Domainname&gt;<text:tab/></text:span><text:span text:style-name="T10">zeigt Anzahl der Stationen bis <text:tab/><text:tab/><text:tab/><text:tab/><text:tab/><text:tab/><text:tab/>&lt;Domainname&gt;<text:line-break/><text:line-break/><text:line-break/></text:span><text:span text:style-name="T7">netstat -tulpen<text:tab/></text:span><text:span text:style-name="T10"><text:tab/><text:tab/><text:tab/>zeigt aktive Internet-Verbindungen<text:line-break/><text:line-break/><text:line-break/></text:span><text:span text:style-name="T7">nmap -p- localhost</text:span><text:span text:style-name="T10"><text:tab/><text:tab/><text:tab/>zeigt offene Ports<text:tab/><text:tab/><text:tab/><text:tab/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0T08:05:03.42</meta:creation-date>
    <dc:date>2020-02-18T09:42:47.660000000</dc:date>
    <meta:editing-duration>PT8H46M16S</meta:editing-duration>
    <meta:editing-cycles>6</meta:editing-cycles>
    <meta:generator>LibreOffice/6.3.4.2$Windows_X86_64 LibreOffice_project/60da17e045e08f1793c57c00ba83cdfce946d0aa</meta:generator>
    <meta:print-date>2019-08-20T13:32:07.74</meta:print-date>
    <meta:document-statistic meta:table-count="0" meta:image-count="0" meta:object-count="0" meta:page-count="2" meta:paragraph-count="5" meta:word-count="156" meta:character-count="1310" meta:non-whitespace-character-count="1005"/>
  </office:meta>
</office:document-meta>
</file>